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ED100000866426CEE42.svm" manifest:media-type=""/>
  <manifest:file-entry manifest:full-path="Pictures/20000002000001F9000000CA2C88E56E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c|cc}&#10;S&amp;R&amp; Q_{n+1}&amp; \overline{Q}_{n+1} \\&#10;\hline&#10;0&amp;0&amp;Q_n &amp; \overline{Q}_n  \\&#10;0&amp;1&amp;0&amp;1 \\&#10;1&amp;0&amp;1&amp;0\\&#10;1&amp;1&amp;?&amp;?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54cm" svg:height="3.301cm" svg:x="0.313cm" svg:y="0.246cm">
          <draw:image xlink:href="Pictures/20000002000001F9000000CA2C88E56E.eps" xlink:type="simple" xlink:show="embed" xlink:actuate="onLoad">
            <text:p/>
          </draw:image>
        </draw:frame>
        <draw:frame draw:style-name="gr2" draw:layer="layout" svg:width="0.434cm" svg:height="0.469cm" svg:x="4.341cm" svg:y="2.6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93cm" svg:height="0.469cm" svg:x="4.279cm" svg:y="0.49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018cm" svg:height="0.529cm" svg:x="7.441cm" svg:y="0.7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021cm" svg:height="0.529cm" svg:x="7.441cm" svg:y="2.3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3.292cm" svg:height="2.672cm" svg:x="0.347cm" svg:y="0.503cm">
          <draw:image xlink:href="Pictures/2000000100000ED100000866426CEE42.svm" xlink:type="simple" xlink:show="embed" xlink:actuate="onLoad">
            <text:p/>
          </draw:image>
        </draw:frame>
        <draw:frame draw:style-name="gr2" draw:layer="layout" svg:width="0.668cm" svg:height="0.529cm" svg:x="4.577cm" svg:y="1.91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7cm" svg:height="0.529cm" svg:x="4.551cm" svg:y="1.037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3T08:13:01</dc:date>
    <dc:creator>kkk </dc:creator>
    <meta:editing-duration>PT11H7M43S</meta:editing-duration>
    <meta:editing-cycles>48</meta:editing-cycles>
    <meta:generator>LibreOffice/3.3$Linux LibreOffice_project/330m19$Build-401</meta:generator>
    <meta:document-statistic meta:object-count="8"/>
  </office:meta>
</office:document-meta>
</file>

<file path=Object 1/content.xml><?xml version="1.0" encoding="utf-8"?>
<math xmlns="http://www.w3.org/1998/Math/MathML">
  <semantics>
    <mi>S</mi>
    <annotation encoding="StarMath 5.0">S</annotation>
  </semantics>
</math>
</file>

<file path=Object 2/content.xml><?xml version="1.0" encoding="utf-8"?>
<math xmlns="http://www.w3.org/1998/Math/MathML">
  <semantics>
    <mi>R</mi>
    <annotation encoding="StarMath 5.0">R</annotation>
  </semantics>
</math>
</file>

<file path=Object 3/content.xml><?xml version="1.0" encoding="utf-8"?>
<math xmlns="http://www.w3.org/1998/Math/MathML">
  <semantics>
    <msub>
      <mi>Q</mi>
      <mrow>
        <mi>n</mi>
        <mo stretchy="false">+</mo>
        <mn>1</mn>
      </mrow>
    </msub>
    <annotation encoding="StarMath 5.0">Q_{n+1}</annotation>
  </semantics>
</math>
</file>

<file path=Object 4/content.xml><?xml version="1.0" encoding="utf-8"?>
<math xmlns="http://www.w3.org/1998/Math/MathML">
  <semantics>
    <msub>
      <mover accent="true">
        <mi>Q</mi>
        <mo>¯</mo>
      </mover>
      <mrow>
        <mi>n</mi>
        <mo stretchy="false">+</mo>
        <mn>1</mn>
      </mrow>
    </msub>
    <annotation encoding="StarMath 5.0">{overline{Q}}_{n+1}</annotation>
  </semantics>
</math>
</file>

<file path=Object 5/content.xml><?xml version="1.0" encoding="utf-8"?>
<math xmlns="http://www.w3.org/1998/Math/MathML">
  <semantics>
    <msub>
      <mi>Q</mi>
      <mi>n</mi>
    </msub>
    <annotation encoding="StarMath 5.0">Q_{n}</annotation>
  </semantics>
</math>
</file>

<file path=Object 6/content.xml><?xml version="1.0" encoding="utf-8"?>
<math xmlns="http://www.w3.org/1998/Math/MathML">
  <semantics>
    <msub>
      <mover accent="true">
        <mi>Q</mi>
        <mo>¯</mo>
      </mover>
      <mi>n</mi>
    </msub>
    <annotation encoding="StarMath 5.0">{overline{Q}}_n</annotation>
  </semantics>
</math>
</file>